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master-page-name="First_20_Page">
      <style:paragraph-properties style:page-number="auto"/>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margin-top="0cm" fo:margin-bottom="0.106cm" fo:line-height="100%"/>
      <style:text-properties fo:font-weight="bold" style:font-weight-asian="bold" style:font-name-complex="Arial2" style:font-size-complex="9pt"/>
    </style:style>
    <style:style style:name="P6" style:family="paragraph" style:parent-style-name="Standard">
      <style:paragraph-properties fo:margin-top="0cm" fo:margin-bottom="0cm" fo:line-height="100%"/>
      <style:text-properties fo:font-size="9pt" style:font-size-asian="9pt" style:font-name-complex="Arial2" style:font-size-complex="9pt"/>
    </style:style>
    <style:style style:name="P7" style:family="paragraph" style:parent-style-name="Standard">
      <style:paragraph-properties fo:margin-left="0cm" fo:margin-right="-1.251cm" fo:margin-top="0.212cm" fo:margin-bottom="0.106cm" fo:line-height="100%" fo:text-indent="0cm" style:auto-text-indent="false"/>
      <style:text-properties fo:font-weight="bold" style:font-weight-asian="bold" style:font-name-complex="Arial2" style:font-size-complex="9pt"/>
    </style:style>
    <style:style style:name="P8" style:family="paragraph" style:parent-style-name="Standard">
      <style:paragraph-properties fo:margin-top="0.212cm" fo:margin-bottom="0.106cm" fo:line-height="100%"/>
      <style:text-properties style:font-name="Arial1" style:font-name-complex="Arial2"/>
    </style:style>
    <style:style style:name="P9" style:family="paragraph" style:parent-style-name="Standard">
      <style:paragraph-properties fo:margin-left="0cm" fo:margin-right="0.422cm" fo:margin-top="0cm" fo:margin-bottom="0cm" fo:line-height="100%" fo:text-indent="0cm" style:auto-text-indent="false"/>
      <style:text-properties fo:font-size="9pt" style:font-size-asian="9pt" style:font-name-complex="Arial2" style:font-size-complex="9pt"/>
    </style:style>
    <style:style style:name="P10" style:family="paragraph" style:parent-style-name="Standard">
      <style:paragraph-properties fo:margin-left="0cm" fo:margin-right="1.349cm" fo:margin-top="0cm" fo:margin-bottom="0.106cm" fo:line-height="100%" fo:text-indent="0cm" style:auto-text-indent="false"/>
      <style:text-properties fo:font-weight="bold" style:font-weight-asian="bold" style:font-name-complex="Arial2" style:font-size-complex="9pt"/>
    </style:style>
    <style:style style:name="P11" style:family="paragraph" style:parent-style-name="Standard" style:list-style-name="L1">
      <style:text-properties fo:font-size="14pt" style:text-underline-style="none" fo:font-weight="normal" style:font-size-asian="14pt" style:font-weight-asian="normal" style:font-size-complex="14pt" style:font-weight-complex="normal"/>
    </style:style>
    <style:style style:name="P12" style:family="paragraph" style:parent-style-name="Standard" style:list-style-name="L1">
      <style:text-properties fo:font-size="14pt" style:font-size-asian="14pt" style:font-size-complex="14pt"/>
    </style:style>
    <style:style style:name="T1" style:family="text">
      <style:text-properties fo:font-weight="bold" style:font-weight-asian="bold" style:font-weight-complex="bold"/>
    </style:style>
    <style:style style:name="Sect1"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ision Statement</text:p>
      <text:p text:style-name="P3"/>
      <text:p text:style-name="Standard">HMS Essentials Edition is a custom-made application that must be reliable and usable. It will be used for business and decision purposes for managing the hospital. The system should provide a waiting list of patients that require various treatments. Those patients must be allocated to available beds, and notifications must be sent to patients when beds are assigned to them. Also, nurses must be managed in the system. Each ward has limited number of nurses that depends on ward sizes, type of nursing required and operating schedules. The main need is to get reliable and efficient methods for managing patients and nurses at the hospital. This system must provide useful, usable and cost-effective tools for managing beds, patients and nurses at the hospital. Certain flexibility must be available as well to cover hospital administration that involves patients and nurses.</text:p>
      <text:p text:style-name="Standard"/>
      <text:p text:style-name="Standard">Our main goals are to complete the project successfully and meet the needs of hospital administration staff. <text:s/>The problem that they are experiencing is in management of beds, patients and nurses in efficient and reliable manner. In order to gain understanding of the domain, we are gathering, analyzing, discussing, and prioritizing the requirements. </text:p>
      <text:p text:style-name="Standard"/>
      <text:p text:style-name="Standard">The success of the project depends on us working as a team and completing certain tasks independently. After the first pass through requirements is complete, we will design solutions and analyze the benefits and risks associated with each solution. Software engineering methods that are commonly used in industry would serve as a reference material for developing an effective solution. Since the team is fairly large and everyone has a significant course load, project management takes place where we delegate responsibilities and tasks to team members in a fair manner. Delegations are made in advance in order to provide each over with the feedback, to meet our quality standards and deadlines. Various tools and technologies are used in the requirements gathering and development process. The tools must be reliable and suit the purpose accelerating the development process and assist with completing tasks successfully.</text:p>
      <text:p text:style-name="Standard"/>
      <text:p text:style-name="Standard"/>
      <text:p text:style-name="P2">Main Features:</text:p>
      <text:p text:style-name="Standard"/>
      <text:p text:style-name="P1">Priority 1:</text:p>
      <text:p text:style-name="Standard"/>
      <text:p text:style-name="Standard">1.1: Assigning patients to rooms:</text:p>
      <text:p text:style-name="Standard"><text:tab/>This feature allows nurses or administrators to assign patients to specific rooms. </text:p>
      <text:p text:style-name="Standard">1.2: Tracking Patient Information:</text:p>
      <text:p text:style-name="Standard"><text:tab/>This feature allows administrators to enter, edit, and view information about patients.</text:p>
      <text:p text:style-name="Standard">1.3: Tracking Bed/Room availability:</text:p>
      <text:p text:style-name="Standard"><text:tab/>This feature keeps track of which beds and rooms are currently available, and which are currently occupied.</text:p>
      <text:p text:style-name="Standard">1.4: Assigning Nurses to Wards:</text:p>
      <text:p text:style-name="Standard"><text:tab/>This feature allows administrators to assign nurses to wards.</text:p>
      <text:p text:style-name="Standard">1.5: Encrypting of Patient Information:</text:p>
      <text:p text:style-name="Standard"><text:tab/>Patient information will be encrypted for security.</text:p>
      <text:p text:style-name="Standard"/>
      <text:p text:style-name="P1"><text:soft-page-break/>Priority 2:</text:p>
      <text:p text:style-name="Standard"/>
      <text:p text:style-name="Standard">2.1: Tracking Nurse Information:</text:p>
      <text:p text:style-name="Standard"><text:tab/>Doctors and head nurses can enter, edit nurses' information.</text:p>
      <text:p text:style-name="Standard"/>
      <text:p text:style-name="P1">Priority 3:</text:p>
      <text:p text:style-name="Standard"/>
      <text:p text:style-name="Standard">3.1: Placing Patients in a Priority Queue:</text:p>
      <text:p text:style-name="Standard"><text:tab/>Patients will be placed in a priority queue to order them by the severity of their illness or injury.</text:p>
      <text:p text:style-name="Standard"/>
      <text:p text:style-name="P1">Priority 4:</text:p>
      <text:p text:style-name="Standard"/>
      <text:p text:style-name="Standard">4.1: Searching for Patients:</text:p>
      <text:p text:style-name="Standard"><text:tab/>Nurses and Doctors can search for information about a specific patient.</text:p>
      <text:p text:style-name="Standard"/>
      <text:p text:style-name="P1">Priority 5:</text:p>
      <text:p text:style-name="Standard"/>
      <text:p text:style-name="Standard">5.1: Scheduling Nurses:</text:p>
      <text:p text:style-name="Standard"><text:tab/>Administrators can create schedules to assign nurses to shifts.</text:p>
      <text:p text:style-name="Standard"/>
      <text:p text:style-name="Standard"/>
      <text:p text:style-name="Standard">Tentative Release Plan:</text:p>
      <text:p text:style-name="Standard"/>
      <text:p text:style-name="P1">Iteration 1:</text:p>
      <text:p text:style-name="Standard"><text:tab/>Will include features 1.1-1.3, but first the underlying architecture will be created. </text:p>
      <text:p text:style-name="Standard"/>
      <text:p text:style-name="P1">Iteration 2:</text:p>
      <text:p text:style-name="Standard"><text:tab/>Will include features 1.4, 2.1 and 3.1.</text:p>
      <text:p text:style-name="Standard"/>
      <text:p text:style-name="Standard"><text:span text:style-name="T1">Iteration 3</text:span>:</text:p>
      <text:p text:style-name="Standard"><text:tab/>Will include features 1.5, 4.1 and 5.1</text:p>
      <text:p text:style-name="Standard"/>
      <text:p text:style-name="P2">Operational requirements:</text:p>
      <text:p text:style-name="Standard"/>
      <text:p text:style-name="Standard">Any desktop OS with Sun® Microsystems Java™</text:p>
      <text:p text:style-name="Standard">Network connection</text:p>
      <text:p text:style-name="Standard">Server with MySQL (for hosting database)</text:p>
      <text:p text:style-name="Standard"/>
      <text:p text:style-name="P2">Critical Success Requirements</text:p>
      <text:p text:style-name="Standard"/>
      <text:p text:style-name="Standard">For our system, we worked out five Critical Success Factors, not ranked in any particular order, as all of these are extremely important.</text:p>
      <text:p text:style-name="Standard"/>
      <text:p text:style-name="Standard"><text:span text:style-name="T1">1. Stability/Reliability:</text:span> A system that is managing the placement and information of patients and nurses should never crash, as this could cause critical problems with patient care, which <text:soft-page-break/>could easily result in patient deaths. Therefore, it is extremely important that the system be reliable, in that it never fully crashes, and has many fail-safes in the case that it does. On a related note, the system should also never reach a speed near a standstill, which is the same as it failing in our scenarios.</text:p>
      <text:p text:style-name="Standard"/>
      <text:p text:style-name="Standard"><text:span text:style-name="T1">2. Scalability:</text:span> This system is not for a single specific hospital, but rather is for any medical center that needs to organize its nurses and patients. Because of that, it needs to be able to scale from a small hospital of just a few nurses and patients, to a massive center that could easily have hundreds of medical staff and patients. If this system is unable to scale well, it becomes a useless application for a majority of hospitals, so capability to scale from small to large or vice versa must be included.</text:p>
      <text:p text:style-name="Standard"/>
      <text:p text:style-name="Standard"><text:span text:style-name="T1">3. Security</text:span>: The confidentiality of patient information is very important, and though it is unlikely that much information on specific patients will be stored in this system, it still includes information on medications and contact information, which should only be seen by qualified medical personal. Therefore it is imperative that there be secure logins for the professionals using this system, and methods for tracking who has been using the system at different times so that tampering of information of the system can be tracked, as an unauthorized change in a patient's medication could easily result in a death and a lawsuit.</text:p>
      <text:p text:style-name="P1"/>
      <text:p text:style-name="Standard"><text:span text:style-name="T1">4. Extensibility:</text:span> No two hospitals are exactly the same, and some are extremely specialized towards certain ailments. Because of this the system must have the capability to be changed to support specific sets of wards that match the specifications of whichever hospital is using the system. Also, it could be possible that other users (such as doctors) would want to use the system as well, so support for customizable user logins may become necessary.</text:p>
      <text:p text:style-name="Standard"/>
      <text:p text:style-name="Standard"><text:span text:style-name="T1">5. Simplicity/Usability:</text:span> It is unlikely that the medical staff using this system will have extensive training in using customized programs, so it is important to have a simple user interface that can be used by even the most technologically-challenged people effectively. A failure to have a simple system could result in the company having to pay for training sessions, which are an unnecessary and unwanted cost.</text:p>
      <text:p text:style-name="Standard"/>
      <text:h text:style-name="Heading_20_1" text:outline-level="1"><text:bookmark-start text:name="_Toc314515388"/>Technical Requirements<text:bookmark-end text:name="_Toc314515388"/></text:h>
      <text:p text:style-name="Standard">Below are the lists of technical requirements. The developers will be using some or all of those software tools.</text:p>
      <text:section text:style-name="Sect1" text:name="TextSection">
        <text:p text:style-name="P5">Methodologies</text:p>
        <text:p text:style-name="P6">Agile</text:p>
        <text:p text:style-name="P6">TDD</text:p>
        <text:p text:style-name="P6">DDD</text:p>
        <text:p text:style-name="P7">Operating Systems</text:p>
        <text:p text:style-name="P6">Windows 7</text:p>
        <text:p text:style-name="P6">Mac OS</text:p>
        <text:p text:style-name="P8">Languages</text:p>
        <text:p text:style-name="P9">Java</text:p>
        <text:p text:style-name="P10">Tools</text:p>
        <text:p text:style-name="P6">Eclipse</text:p>
        <text:p text:style-name="P6">SQL Server</text:p>
        <text:p text:style-name="P6">Git</text:p>
        <text:p text:style-name="P6">JUnit</text:p>
        <text:p text:style-name="P6">GitHub</text:p>
        <text:p text:style-name="P6">TeamCity</text:p>
        <text:p text:style-name="P6">ANT</text:p>
        <text:p text:style-name="P6">JRat</text:p>
        <text:p text:style-name="P6">StarUML</text:p>
      </text:section>
      <text:p text:style-name="Standard"/>
      <text:p text:style-name="P2"><text:soft-page-break/>Group Contributions</text:p>
      <text:list xml:id="list38324004" text:style-name="L1">
        <text:list-item>
          <text:p text:style-name="P11">Thomas</text:p>
          <text:list>
            <text:list-item>
              <text:p text:style-name="P11">Set up FTP server for server side of development</text:p>
            </text:list-item>
            <text:list-item>
              <text:p text:style-name="P11">Set up HTTP server for server side access</text:p>
            </text:list-item>
            <text:list-item>
              <text:p text:style-name="P11">Set up Continuous Integration server </text:p>
            </text:list-item>
            <text:list-item>
              <text:p text:style-name="P11">Worked with Matt to integrate CI server with GitHub</text:p>
            </text:list-item>
          </text:list>
        </text:list-item>
        <text:list-item>
          <text:p text:style-name="P11">Ekaterina</text:p>
          <text:list>
            <text:list-item>
              <text:p text:style-name="P11">Created vision statement</text:p>
            </text:list-item>
            <text:list-item>
              <text:p text:style-name="P11">Involved in group coordination and activities</text:p>
            </text:list-item>
          </text:list>
        </text:list-item>
        <text:list-item>
          <text:p text:style-name="P12">Mark</text:p>
          <text:list>
            <text:list-item>
              <text:p text:style-name="P12">Worked on co-ordination between supplier group and our group</text:p>
            </text:list-item>
            <text:list-item>
              <text:p text:style-name="P12">Wrote out Critical Success Requirements document</text:p>
            </text:list-item>
            <text:list-item>
              <text:p text:style-name="P12">Wrote up requirements document for our supplier group<text:tab/></text:p>
            </text:list-item>
          </text:list>
        </text:list-item>
        <text:list-item>
          <text:p text:style-name="P12">Matt</text:p>
          <text:list>
            <text:list-item>
              <text:p text:style-name="P12">Set up Github repo</text:p>
            </text:list-item>
            <text:list-item>
              <text:p text:style-name="P12">Worked with Tom to integrate CI server with GitHub</text:p>
            </text:list-item>
            <text:list-item>
              <text:p text:style-name="P12">Wrote technologies section of report</text:p>
            </text:list-item>
          </text:list>
        </text:list-item>
        <text:list-item>
          <text:p text:style-name="P12">Andrew</text:p>
          <text:list>
            <text:list-item>
              <text:p text:style-name="P12">Wrote out Main Features and Priorities and Tentative release plan document</text:p>
            </text:list-item>
          </text:list>
        </text:list-item>
        <text:list-item>
          <text:p text:style-name="P12">Jamie</text:p>
          <text:list>
            <text:list-item>
              <text:p text:style-name="P12">Wrote operational requiremen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fo:language="en" fo:country="U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o_20_Spacing_20_Char" style:display-name="No Spacing Char" style:family="text" style:parent-style-name="Default_20_Paragraph_20_Font">
      <style:text-properties fo:language="en" fo:country="US"/>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style:font-name="Verdana" fo:font-size="10pt" fo:font-weight="bold" style:font-size-asian="10pt" style:font-weight-asian="bold" style:font-weight-complex="bold"/>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echnical and Business Requirements</dc:title>
    <dc:subject>Iteration #1</dc:subject>
    <meta:initial-creator>James Bertram, Thomas Frampton, Ekaterina Grekova, Matthew Jones, Andrew Midwinter, Mark Mullen</meta:initial-creator>
    <meta:editing-cycles>22</meta:editing-cycles>
    <meta:creation-date>2012-01-17T04:27:00</meta:creation-date>
    <dc:date>2012-02-01T18:18:26.52</dc:date>
    <meta:editing-duration>PT33M8S</meta:editing-duration>
    <meta:generator>OpenOffice.org/3.3$Win32 OpenOffice.org_project/330m20$Build-9567</meta:generator>
    <meta:document-statistic meta:table-count="0" meta:image-count="0" meta:object-count="0" meta:page-count="4" meta:paragraph-count="88" meta:word-count="1158" meta:character-count="7212"/>
    <meta:user-defined meta:name="AppVersion">12.0000</meta:user-defined>
    <meta:user-defined meta:name="Company">SENG 403: Software Development in teams and organization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